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0" fo:column-gap="0cm"/>
      </style:section-properties>
    </style:style>
    <style:style style:name="Sect4"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1</text:user-defined></text:p>
          </table:table-cell>
          <table:table-cell table:style-name="Versiones.B2" office:value-type="string">
            <text:p text:style-name="P10">Corrigiendo el tercer y cuarto apartado</text:p>
          </table:table-cell>
        </table:table-row>
        <table:table-row>
          <table:table-cell table:style-name="Versiones.A3" office:value-type="string">
            <text:p text:style-name="P9">1.0</text:p>
          </table:table-cell>
          <table:table-cell table:style-name="Versiones.B2" office:value-type="string">
            <text:p text:style-name="P10">Corregido detalles menores</text:p>
          </table:table-cell>
        </table:table-row>
        <table:table-row>
          <table:table-cell table:style-name="Versiones.A2" office:value-type="string">
            <text:p text:style-name="P8">0.9</text:p>
          </table:table-cell>
          <table:table-cell table:style-name="Versiones.B2" office:value-type="string">
            <text:p text:style-name="P10">Puesto hasta los 4 primeros párrafos</text:p>
          </table:table-cell>
        </table:table-row>
      </table:table>
      <text:p text:style-name="P5"/>
      <text:p text:style-name="P11">Autor:</text:p>
      <text:p text:style-name="P11"><text:user-defined text:name="Autor">Rubén Paje del Pino</text:user-defined></text:p>
      <text:p text:style-name="P11"/>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Standard">Índice de contenido</text:p>
          </text:index-title>
          <text:p text:style-name="P12">1. Traducción del texto<text:tab/>3</text:p>
          <text:p text:style-name="P13">1.1 Primeros dos párrafos<text:tab/>3</text:p>
          <text:p text:style-name="P13">1.2 Segundos dos párrafos<text:tab/>3</text:p>
        </text:index-body>
      </text:table-of-content>
      <text:p text:style-name="P14"/>
      <text:section text:style-name="Sect4" text:name="Área2">
        <text:h text:style-name="P15" text:outline-level="1">1. Traducción del texto</text:h>
        <text:h text:style-name="Heading_20_2" text:outline-level="2">1.1 Primer y segundo párrafo (1-X-07 y 2-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6" text:outline-level="2">1.2 Tercer y cuarto párrafo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re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6" text:outline-level="2">1.3 Quinto párrafo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2-X-07</text:user-defined></text:p>
          <text:p text:style-name="P2">Versión: <text:user-defined text:name="Versión">1.1</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obre monos y pingüinos</dc:title>
    <dc:description>Trata sobre la lucha entre SCO y Linux</dc:description>
    <dc:subject>Traducción de Textos</dc:subject>
    <meta:creation-date>2007-03-29T14:18:08</meta:creation-date>
    <dc:date>2007-10-02T21:11:02</dc:date>
    <meta:keyword>Sobre monos y pingüinos traducción de textos Rosario Plaza rplaza@fi.upm.es</meta:keyword>
    <dc:language>es-ES</dc:language>
    <meta:editing-cycles>105</meta:editing-cycles>
    <meta:editing-duration>PT1H34M35S</meta:editing-duration>
    <meta:user-defined meta:name="Autor">Rubén Paje del Pino</meta:user-defined>
    <meta:user-defined meta:name="Versión">1.1</meta:user-defined>
    <meta:user-defined meta:name="Texto">1</meta:user-defined>
    <meta:user-defined meta:name="Última Revisión">2-X-07</meta:user-defined>
    <meta:document-statistic meta:table-count="1" meta:image-count="0" meta:object-count="0" meta:page-count="4" meta:paragraph-count="33" meta:word-count="724" meta:character-count="4275"/>
  </office:meta>
</office:document-meta>
</file>